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Fiche descriptive </text:span></text:p>
            <text:p text:style-name="P2"/>
            <text:p text:style-name="P1"><text:span text:style-name="T1">Nom: </text:span>Gestion des stocks de marchandise (Package &lt;&lt;Gestion des achats&gt;&gt;)</text:p>
            <text:p text:style-name="P2"/>
            <text:p text:style-name="P1"><text:span text:style-name="T1">Acteur: </text:span>Employés OC Pizza(accueil, pizzaiolo), Clients</text:p>
            <text:p text:style-name="P2"/>
            <text:p text:style-name="P1"><text:span text:style-name="T1">Description:</text:span> Le système doit pouvoir modifier les stock à chaque commande ou modification et enregistrer une fois la commande terminée</text:p>
            <text:p text:style-name="P2"/>
            <text:p text:style-name="P1"><text:span text:style-name="T1">Auteur: </text:span>Guichou brice</text:p>
            <text:p text:style-name="P2"/>
            <text:p text:style-name="P1"><text:span text:style-name="T1">Date:</text:span>02/05/2020</text:p>
            <text:p text:style-name="P2"/>
            <text:p text:style-name="P1"><text:span text:style-name="T1">Précondition:</text:span>Passer une commande(téléphone, en ligne)</text:p>
            <text:p text:style-name="P2"/>
            <text:p text:style-name="P1"><text:span text:style-name="T1">Démarrage: </text:span>L’utilisateur à passer ou modifier sa commande (en ligne, téléphone) </text:p>
          </table:table-cell>
        </table:table-row>
        <table:table-row table:style-name="Table1.1">
          <table:table-cell table:style-name="Table1.A2" office:value-type="string">
            <text:p text:style-name="P1"><text:span text:style-name="T1">DESCRIPTION</text:span></text:p>
            <text:p text:style-name="P2"/>
            <text:p text:style-name="P1"><text:span text:style-name="T1">Scénario nominal:</text:span></text:p>
            <text:p text:style-name="P1">1. le système vérifie le panier client</text:p>
            <text:p text:style-name="P1"/>
            <text:p text:style-name="P1">2. le système enregistre et modifie les valeurs du stock temporairement</text:p>
            <text:p text:style-name="P1"/>
            <text:p text:style-name="P1">3 le système enregistre la modification une fois la commande terminée</text:p>
            <text:p text:style-name="P1"/>
            <text:p text:style-name="P1">4. le système met à jours l'état des stocks sur le catalogue produit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cénario alternatif:</text:span></text:p>
            <text:p text:style-name="P1">2.l’utilisateur annule la commande en cours</text:p>
          </table:table-cell>
        </table:table-row>
        <table:table-row table:style-name="Table1.1">
          <table:table-cell table:style-name="Table1.A4" office:value-type="string">
            <text:p text:style-name="P1"><text:span text:style-name="T1">Scénario d’exception</text:span>:</text:p>
            <text:p text:style-name="P1">1.le panier client est vide</text:p>
            <text:p text:style-name="P1"/>
            <text:p text:style-name="P1">2. le produit est en rupture de stock</text:p>
          </table:table-cell>
        </table:table-row>
        <table:table-row table:style-name="Table1.1">
          <table:table-cell table:style-name="Table1.A1" office:value-type="string">
            <text:p text:style-name="P1">fin: 1. sur erreur de vérification panier</text:p>
          </table:table-cell>
        </table:table-row>
      </table:table>
      <text:p text:style-name="Standard"><text:span text:style-name="T1">post condition:</text:span> 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1" meta:word-count="136" meta:character-count="930" meta:non-whitespace-character-count="813"/>
    <meta:generator>LibreOfficeDev/6.0.5.2$Linux_X86_64 LibreOffice_project/</meta:generator>
  </office:meta>
</office:document-meta>
</file>